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DA_5f_grey_5f_01" draw:textarea-horizontal-align="justify" draw:textarea-vertical-align="middle" draw:auto-grow-height="false"/>
    </style:style>
    <style:style style:name="gr2" style:family="graphic" style:parent-style-name="standard">
      <style:graphic-properties svg:stroke-width="0.04cm" svg:stroke-color="#000000" draw:marker-start-width="0.26cm" draw:marker-end-width="0.26cm" draw:fill="hatch" draw:fill-color="#c0c0c0" draw:fill-hatch-name="Hatching_20_1" draw:fill-hatch-solid="false" draw:textarea-horizontal-align="justify" draw:textarea-vertical-align="middle" draw:auto-grow-height="false" fo:padding-top="0.145cm" fo:padding-bottom="0.145cm" fo:padding-left="0.27cm" fo:padding-right="0.27cm" draw:shadow="hidden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withoutfill">
      <style:graphic-properties svg:stroke-width="0.04cm" draw:marker-start="Arrow" draw:marker-end="Arrow" draw:marker-end-width="0.2cm" draw:fill="none" draw:textarea-vertical-align="middle" fo:padding-top="0.145cm" fo:padding-bottom="0.145cm" fo:padding-left="0.27cm" fo:padding-right="0.27cm"/>
    </style:style>
    <style:style style:name="gr5" style:family="graphic" style:parent-style-name="objectwithoutfill">
      <style:graphic-properties draw:stroke="dash" draw:stroke-dash="Ultrafine_20_Dashed" svg:stroke-width="0.04cm" draw:marker-start-width="0.26cm" draw:marker-end-width="0.26cm" draw:fill="none" draw:textarea-vertical-align="middle" fo:padding-top="0.145cm" fo:padding-bottom="0.145cm" fo:padding-left="0.27cm" fo:padding-right="0.27cm"/>
    </style:style>
    <style:style style:name="gr6" style:family="graphic" style:parent-style-name="objectwithoutfill">
      <style:graphic-properties draw:marker-end="Circle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family="Verdana" style:font-family-generic="swiss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font-size="10pt" fo:font-style="italic" style:font-size-asian="10pt" style:font-style-asian="italic" style:font-size-complex="10pt" style:font-style-complex="italic"/>
    </style:style>
    <style:style style:name="P4" style:family="paragraph">
      <style:paragraph-properties fo:text-align="center"/>
      <style:text-properties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P5" style:family="paragraph">
      <style:paragraph-properties fo:text-align="center"/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P6" style:family="paragraph">
      <style:paragraph-properties fo:text-align="center"/>
      <style:text-properties fo:font-family="Verdana" style:font-family-generic="swiss" style:font-pitch="variable" fo:font-size="10pt" style:font-size-asian="10pt" style:font-size-complex="10pt"/>
    </style:style>
    <style:style style:name="P7" style:family="paragraph">
      <style:paragraph-properties fo:text-align="start"/>
      <style:text-properties fo:font-size="10pt" fo:font-style="italic" style:font-size-asian="10pt" style:font-style-asian="italic" style:font-size-complex="10pt" style:font-style-complex="italic"/>
    </style:style>
    <style:style style:name="P8" style:family="paragraph">
      <style:paragraph-properties fo:text-align="start"/>
      <style:text-properties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family="Verdana" style:font-family-generic="swiss" style:font-pitch="variable" fo:font-size="12pt" style:font-size-asian="12pt" style:font-size-complex="12pt"/>
    </style:style>
    <style:style style:name="T2" style:family="text">
      <style:text-properties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3" style:family="text">
      <style:text-properties fo:font-family="Verdana" style:font-family-generic="swiss" style:font-pitch="variable"/>
    </style:style>
    <style:style style:name="T4" style:family="text">
      <style:text-properties style:text-position="sub 58%" fo:font-family="Verdana" style:font-family-generic="swiss" style:font-pitch="variable"/>
    </style:style>
    <style:style style:name="T5" style:family="text">
      <style:text-properties style:text-position="sub 58%"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6" style:family="text">
      <style:text-properties style:text-position="0% 100%" fo:font-family="Verdana" style:font-family-generic="swiss" style:font-pitch="variable" fo:font-size="10pt" fo:font-style="italic" style:font-size-asian="10pt" style:font-style-asian="italic" style:font-size-complex="10pt" style:font-style-complex="italic"/>
    </style:style>
    <style:style style:name="T7" style:family="text">
      <style:text-properties fo:font-family="Verdana" style:font-family-generic="swiss" style:font-pitch="variable" fo:font-size="12pt" fo:font-weight="bold" style:font-size-asian="12pt" style:font-weight-asian="bold" style:font-size-complex="12pt" style:font-weight-complex="bold"/>
    </style:style>
    <style:style style:name="T8" style:family="text">
      <style:text-properties fo:font-family="Verdana" style:font-family-generic="swiss" style:font-pitch="variable" fo:font-size="10pt" style:font-size-asian="10pt" style:font-size-complex="10pt"/>
    </style:style>
    <style:style style:name="T9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cm" svg:height="8.5cm" svg:x="1cm" svg:y="2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7cm" svg:x="2cm" svg:y="3.7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779cm" svg:height="0.768cm" svg:x="7.2cm" svg:y="2.432cm">
          <draw:text-box>
            <text:p text:style-name="P1"><text:span text:style-name="T1">simulation area</text:span></text:p>
          </draw:text-box>
        </draw:frame>
        <draw:frame draw:style-name="gr3" draw:text-style-name="P4" draw:layer="layout" svg:width="3.059cm" svg:height="1.214cm" svg:x="1.927cm" svg:y="2.479cm">
          <draw:text-box>
            <text:p text:style-name="P3"><text:span text:style-name="T2">global domain</text:span></text:p>
            <text:p text:style-name="P3"><text:span text:style-name="T3">offset</text:span><text:span text:style-name="T4">x,y</text:span><text:span text:style-name="T3"> (GDO)</text:span></text:p>
          </draw:text-box>
        </draw:frame>
        <draw:line draw:style-name="gr4" draw:text-style-name="P1" draw:layer="layout" svg:x1="9.8cm" svg:y1="3.8cm" svg:x2="9.8cm" svg:y2="10.8cm">
          <text:p/>
        </draw:line>
        <draw:frame draw:style-name="gr3" draw:text-style-name="P4" draw:layer="layout" svg:width="5.134cm" svg:height="0.791cm" draw:transform="rotate (1.5707963267949) translate (9.899cm 9.42cm)">
          <draw:text-box>
            <text:p text:style-name="P3"><text:span text:style-name="T2">global domain size</text:span><text:span text:style-name="T5">y</text:span><text:span text:style-name="T2"> (GDS)</text:span></text:p>
          </draw:text-box>
        </draw:frame>
        <draw:line draw:style-name="gr4" draw:text-style-name="P1" draw:layer="layout" svg:x1="8.5cm" svg:y1="6.8cm" svg:x2="8.5cm" svg:y2="8.7cm">
          <text:p/>
        </draw:line>
        <draw:frame draw:style-name="gr3" draw:text-style-name="P4" draw:layer="layout" svg:width="4.799cm" svg:height="0.791cm" draw:transform="rotate (1.5707963267949) translate (8.599cm 9.72cm)">
          <draw:text-box>
            <text:p text:style-name="P3"><text:span text:style-name="T2">local domain size</text:span><text:span text:style-name="T5">y</text:span><text:span text:style-name="T6"> (LDS)</text:span></text:p>
          </draw:text-box>
        </draw:frame>
        <draw:frame draw:style-name="gr3" draw:text-style-name="P5" draw:layer="layout" svg:width="3.626cm" svg:height="0.768cm" svg:x="4.112cm" svg:y="0.432cm">
          <draw:text-box>
            <text:p text:style-name="P1"><text:span text:style-name="T7">Domain View</text:span></text:p>
          </draw:text-box>
        </draw:frame>
        <draw:custom-shape draw:style-name="gr2" draw:text-style-name="P1" draw:layer="layout" svg:width="5.999cm" svg:height="7cm" svg:x="14.401cm" svg:y="3.384cm">
          <draw:glue-point draw:id="4" svg:x="-5cm" svg:y="-5cm"/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036cm" svg:height="0.768cm" svg:x="15.413cm" svg:y="0.432cm">
          <draw:text-box>
            <text:p text:style-name="P1"><text:span text:style-name="T7">File View (parallel)</text:span></text:p>
          </draw:text-box>
        </draw:frame>
        <draw:custom-shape draw:style-name="gr1" draw:text-style-name="P1" draw:layer="layout" svg:width="1.9cm" svg:height="0.7cm" svg:x="11.7cm" svg:y="6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6" draw:layer="layout" svg:width="2.301cm" svg:height="0.674cm" svg:x="14.299cm" svg:y="3.526cm">
          <draw:text-box>
            <text:p text:style-name="P1"><text:span text:style-name="T8">MPI (0, 0)</text:span></text:p>
          </draw:text-box>
        </draw:frame>
        <draw:frame draw:style-name="gr3" draw:text-style-name="P6" draw:layer="layout" svg:width="2.301cm" svg:height="0.674cm" svg:x="16.3cm" svg:y="3.526cm">
          <draw:text-box>
            <text:p text:style-name="P1"><text:span text:style-name="T8">MPI (1, 0)</text:span></text:p>
          </draw:text-box>
        </draw:frame>
        <draw:frame draw:style-name="gr3" draw:text-style-name="P6" draw:layer="layout" svg:width="2.301cm" svg:height="0.674cm" svg:x="14.301cm" svg:y="5.026cm">
          <draw:text-box>
            <text:p text:style-name="P1"><text:span text:style-name="T8">MPI (0, 1)</text:span></text:p>
          </draw:text-box>
        </draw:frame>
        <draw:frame draw:style-name="gr3" draw:text-style-name="P6" draw:layer="layout" svg:width="2.301cm" svg:height="0.674cm" svg:x="14.302cm" svg:y="9.026cm">
          <draw:text-box>
            <text:p text:style-name="P1"><text:span text:style-name="T8">MPI (0, 3)</text:span></text:p>
          </draw:text-box>
        </draw:frame>
        <draw:frame draw:style-name="gr3" draw:text-style-name="P6" draw:layer="layout" svg:width="2.301cm" svg:height="0.674cm" svg:x="1.899cm" svg:y="3.926cm">
          <draw:text-box>
            <text:p text:style-name="P1"><text:span text:style-name="T8">MPI (0, 0)</text:span></text:p>
          </draw:text-box>
        </draw:frame>
        <draw:frame draw:style-name="gr3" draw:text-style-name="P6" draw:layer="layout" svg:width="2.301cm" svg:height="0.674cm" svg:x="3.9cm" svg:y="3.926cm">
          <draw:text-box>
            <text:p text:style-name="P1"><text:span text:style-name="T8">MPI (1, 0)</text:span></text:p>
          </draw:text-box>
        </draw:frame>
        <draw:frame draw:style-name="gr3" draw:text-style-name="P6" draw:layer="layout" svg:width="2.301cm" svg:height="0.674cm" svg:x="1.901cm" svg:y="5.426cm">
          <draw:text-box>
            <text:p text:style-name="P1"><text:span text:style-name="T8">MPI (0, 1)</text:span></text:p>
          </draw:text-box>
        </draw:frame>
        <draw:frame draw:style-name="gr3" draw:text-style-name="P6" draw:layer="layout" svg:width="2.301cm" svg:height="0.674cm" svg:x="1.902cm" svg:y="9.426cm">
          <draw:text-box>
            <text:p text:style-name="P1"><text:span text:style-name="T8">MPI (0, 3)</text:span></text:p>
          </draw:text-box>
        </draw:frame>
        <draw:line draw:style-name="gr5" draw:text-style-name="P1" draw:layer="layout" svg:x1="2cm" svg:y1="3.784cm" svg:x2="2cm" svg:y2="2.5cm">
          <text:p/>
        </draw:line>
        <draw:line draw:style-name="gr5" draw:text-style-name="P1" draw:layer="layout" svg:x1="2cm" svg:y1="3.784cm" svg:x2="1cm" svg:y2="3.784cm">
          <text:p/>
        </draw:line>
        <draw:line draw:style-name="gr5" draw:text-style-name="P1" draw:layer="layout" svg:x1="6cm" svg:y1="6.8cm" svg:x2="6cm" svg:y2="2.5cm">
          <text:p/>
        </draw:line>
        <draw:line draw:style-name="gr5" draw:text-style-name="P1" draw:layer="layout" svg:x1="6cm" svg:y1="6.8cm" svg:x2="1cm" svg:y2="6.8cm">
          <text:p/>
        </draw:line>
        <draw:frame draw:style-name="gr3" draw:text-style-name="P4" draw:layer="layout" svg:width="2.982cm" svg:height="1.214cm" svg:x="4.6cm" svg:y="6.903cm">
          <draw:text-box>
            <text:p text:style-name="P3"><text:span text:style-name="T2">local domain</text:span></text:p>
            <text:p text:style-name="P3"><text:span text:style-name="T3">offset</text:span><text:span text:style-name="T4">x,y</text:span><text:span text:style-name="T3"> (LDO)</text:span></text:p>
          </draw:text-box>
        </draw:frame>
        <draw:frame draw:style-name="gr3" draw:text-style-name="P8" xml:id="id1" draw:id="id1" draw:layer="layout" svg:width="2.593cm" svg:height="1.097cm" svg:x="21.29cm" svg:y="6.784cm">
          <draw:text-box>
            <text:p text:style-name="P7"><text:span text:style-name="T9">GDO = LDO</text:span><text:span text:style-name="T9"><text:line-break/></text:span><text:span text:style-name="T9">GDS = LDS</text:span></text:p>
          </draw:text-box>
        </draw:frame>
        <draw:connector draw:style-name="gr6" draw:text-style-name="P1" draw:layer="layout" draw:type="line" svg:x1="20.4cm" svg:y1="6.884cm" svg:x2="21.29cm" svg:y2="7.332cm" draw:end-shape="id1" svg:d="m20400 6884 890 44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DA_5f_grey_5f_01" draw:display-name="DA_grey_01" draw:style="linear" draw:start-color="#d8d8d8" draw:end-color="#9e9e9e" draw:start-intensity="100%" draw:end-intensity="90%" draw:angle="0" draw:border="0%"/>
    <draw:hatch draw:name="Grid_5f_2cm_5f_gray" draw:display-name="Grid_2cm_gray" draw:style="double" draw:color="#b3b3b3" draw:distance="2cm" draw:rotation="0"/>
    <draw:hatch draw:name="Hatching_20_1" draw:display-name="Hatching 1" draw:style="double" draw:color="#000000" draw:distance="2cm" draw:rotation="1800"/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9-29T13:10:24</meta:creation-date>
    <dc:date>2013-09-29T13:51:03</dc:date>
    <meta:editing-duration>PT15M50S</meta:editing-duration>
    <meta:editing-cycles>12</meta:editing-cycles>
    <meta:generator>LibreOffice/3.6$Linux_X86_64 LibreOffice_project/360m1$Build-2</meta:generator>
    <meta:document-statistic meta:object-count="27"/>
  </office:meta>
</office:document-meta>
</file>